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4"/>
    <style:style style:name="P3" style:family="paragraph" style:parent-style-name="Standard" style:list-style-name="L5"/>
    <style:style style:name="P4" style:family="paragraph" style:parent-style-name="Standard" style:list-style-name="L6"/>
    <style:style style:name="P5" style:family="paragraph" style:parent-style-name="Standard" style:list-style-name="L7"/>
    <style:style style:name="P6" style:family="paragraph" style:parent-style-name="Standard" style:list-style-name="L8"/>
    <style:style style:name="P7" style:family="paragraph" style:parent-style-name="Standard" style:list-style-name="L9"/>
    <style:style style:name="P8" style:family="paragraph" style:parent-style-name="Standard" style:list-style-name="L10"/>
    <style:style style:name="P9" style:family="paragraph" style:parent-style-name="Standard" style:list-style-name="L11"/>
    <style:style style:name="P10" style:family="paragraph" style:parent-style-name="Standard" style:list-style-name="L1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430767843444642568" text:style-name="L1">
        <text:list-item>
          <text:p text:style-name="P1">What tech stack will you use for your final project?</text:p>
          <text:p text:style-name="P1">Node and React, using Websockets for live updating and using Reactstrap for stylizing</text:p>
        </text:list-item>
        <text:list-item>
          <text:p text:style-name="P1">Is the front-end UI or back-end going to be the focus of your project? Or are you going to make an evenly focused full-stack application?</text:p>
          <text:p text:style-name="P1">Full-stack</text:p>
        </text:list-item>
        <text:list-item>
          <text:p text:style-name="P1">Will this be a website? A mobile app? <text:s/>Something else?</text:p>
          <text:p text:style-name="P1">Website for now, mobile app and PC app as stretch goals.</text:p>
        </text:list-item>
        <text:list-item>
          <text:p text:style-name="P1">What goal will your project be designed to achieve?</text:p>
          <text:p text:style-name="P1">A compartmentalized social forum manager.</text:p>
        </text:list-item>
        <text:list-item>
          <text:p text:style-name="P1">What kind of users will visit your app? <text:s/>In other words, what is the demographic of your users?</text:p>
          <text:p text:style-name="P1">Those who want to be able to organized and communicate around a particular event/topic/organization/ect</text:p>
        </text:list-item>
        <text:list-item>
          <text:p text:style-name="P1">In brief, outline your approach to creating your project (knowing that you may not know everything in advance and that these details might change later). Answer questions like the ones below, but feel free to add more information:</text:p>
          <text:list>
            <text:list-item>
              <text:p text:style-name="P1">What does your database schema look like?</text:p>
              <text:p text:style-name="P1">USERS:</text:p>
            </text:list-item>
          </text:list>
        </text:list-item>
      </text:list>
      <text:list xml:id="list4354128287205511726" text:style-name="L4">
        <text:list-item>
          <text:list>
            <text:list-item>
              <text:list>
                <text:list-item>
                  <text:p text:style-name="P2">username</text:p>
                </text:list-item>
                <text:list-item>
                  <text:p text:style-name="P2">id</text:p>
                </text:list-item>
                <text:list-item>
                  <text:p text:style-name="P2">hashed_password</text:p>
                </text:list-item>
                <text:list-item>
                  <text:p text:style-name="P2">picture_url</text:p>
                </text:list-item>
                <text:list-item>
                  <text:p text:style-name="P2">settings</text:p>
                </text:list-item>
              </text:list>
            </text:list-item>
          </text:list>
        </text:list-item>
      </text:list>
      <text:list xml:id="list40436022" text:continue-list="list4430767843444642568" text:style-name="L1">
        <text:list-item>
          <text:list>
            <text:list-header>
              <text:p text:style-name="P1">SERVERS:</text:p>
            </text:list-header>
          </text:list>
        </text:list-item>
      </text:list>
      <text:list xml:id="list4803553238761825355" text:style-name="L5">
        <text:list-item>
          <text:list>
            <text:list-item>
              <text:p text:style-name="P3">name</text:p>
            </text:list-item>
            <text:list-item>
              <text:p text:style-name="P3">id</text:p>
            </text:list-item>
            <text:list-item>
              <text:p text:style-name="P3">picture_url</text:p>
            </text:list-item>
            <text:list-item>
              <text:p text:style-name="P3">settings</text:p>
            </text:list-item>
          </text:list>
        </text:list-item>
      </text:list>
      <text:list xml:id="list40435012" text:continue-list="list40436022" text:style-name="L1">
        <text:list-item>
          <text:list>
            <text:list-header>
              <text:p text:style-name="P1">INVITES:</text:p>
            </text:list-header>
          </text:list>
        </text:list-item>
      </text:list>
      <text:list xml:id="list7421111652659959202" text:style-name="L6">
        <text:list-item>
          <text:list>
            <text:list-item>
              <text:p text:style-name="P4">link</text:p>
            </text:list-item>
            <text:list-item>
              <text:p text:style-name="P4">role_id</text:p>
            </text:list-item>
            <text:list-item>
              <text:p text:style-name="P4">user_cap</text:p>
            </text:list-item>
            <text:list-item>
              <text:p text:style-name="P4">expiration_time</text:p>
            </text:list-item>
          </text:list>
        </text:list-item>
      </text:list>
      <text:list xml:id="list40447340" text:continue-list="list40435012" text:style-name="L1">
        <text:list-item>
          <text:list>
            <text:list-header>
              <text:p text:style-name="P1">ROLES:</text:p>
            </text:list-header>
          </text:list>
        </text:list-item>
      </text:list>
      <text:list xml:id="list1649085702780286385" text:style-name="L7">
        <text:list-item>
          <text:list>
            <text:list-item>
              <text:p text:style-name="P5">id</text:p>
            </text:list-item>
            <text:list-item>
              <text:p text:style-name="P5">server_id</text:p>
            </text:list-item>
            <text:list-item>
              <text:p text:style-name="P5">color</text:p>
            </text:list-item>
            <text:list-item>
              <text:p text:style-name="P5">title</text:p>
            </text:list-item>
            <text:list-item>
              <text:p text:style-name="P5">is_admin</text:p>
            </text:list-item>
            <text:list-item>
              <text:p text:style-name="P5">settings</text:p>
            </text:list-item>
          </text:list>
        </text:list-item>
      </text:list>
      <text:list xml:id="list40436334" text:continue-list="list40447340" text:style-name="L1">
        <text:list-item>
          <text:list>
            <text:list-header>
              <text:p text:style-name="P1">MEMBERSHIP:</text:p>
            </text:list-header>
          </text:list>
        </text:list-item>
      </text:list>
      <text:list xml:id="list6727163579719173866" text:style-name="L8">
        <text:list-item>
          <text:list>
            <text:list-item>
              <text:p text:style-name="P6">id</text:p>
            </text:list-item>
            <text:list-item>
              <text:p text:style-name="P6">user_id</text:p>
            </text:list-item>
            <text:list-item>
              <text:p text:style-name="P6">role_id</text:p>
            </text:list-item>
            <text:list-item>
              <text:p text:style-name="P6">nickname</text:p>
            </text:list-item>
            <text:list-item>
              <text:p text:style-name="P6">settings</text:p>
            </text:list-item>
          </text:list>
        </text:list-item>
      </text:list>
      <text:list xml:id="list40442795" text:continue-list="list40436334" text:style-name="L1">
        <text:list-item>
          <text:list>
            <text:list-header>
              <text:p text:style-name="P1">ROOMS:</text:p>
            </text:list-header>
          </text:list>
        </text:list-item>
      </text:list>
      <text:list xml:id="list2565969639286245966" text:style-name="L9">
        <text:list-item>
          <text:list>
            <text:list-item>
              <text:p text:style-name="P7">id</text:p>
            </text:list-item>
            <text:list-item>
              <text:p text:style-name="P7"><text:soft-page-break/>server_id</text:p>
            </text:list-item>
            <text:list-item>
              <text:p text:style-name="P7">type</text:p>
            </text:list-item>
            <text:list-item>
              <text:p text:style-name="P7">settings</text:p>
            </text:list-item>
          </text:list>
        </text:list-item>
      </text:list>
      <text:list xml:id="list40463650" text:continue-list="list40442795" text:style-name="L1">
        <text:list-item>
          <text:list>
            <text:list-header>
              <text:p text:style-name="P1">ACCESS:</text:p>
            </text:list-header>
          </text:list>
        </text:list-item>
      </text:list>
      <text:list xml:id="list5640477441211050579" text:style-name="L10">
        <text:list-item>
          <text:list>
            <text:list-item>
              <text:p text:style-name="P8">room_id</text:p>
            </text:list-item>
            <text:list-item>
              <text:p text:style-name="P8">role_id</text:p>
            </text:list-item>
          </text:list>
        </text:list-item>
      </text:list>
      <text:list xml:id="list40447844" text:continue-list="list40463650" text:style-name="L1">
        <text:list-item>
          <text:list>
            <text:list-header>
              <text:p text:style-name="P1">POSTS:</text:p>
            </text:list-header>
          </text:list>
        </text:list-item>
      </text:list>
      <text:list xml:id="list6435361655357711023" text:style-name="L11">
        <text:list-item>
          <text:list>
            <text:list-item>
              <text:p text:style-name="P9">id</text:p>
            </text:list-item>
            <text:list-item>
              <text:p text:style-name="P9">room_id</text:p>
            </text:list-item>
            <text:list-item>
              <text:p text:style-name="P9">user_id</text:p>
            </text:list-item>
            <text:list-item>
              <text:p text:style-name="P9">content</text:p>
            </text:list-item>
            <text:list-item>
              <text:p text:style-name="P9">treaded_from</text:p>
            </text:list-item>
          </text:list>
        </text:list-item>
      </text:list>
      <text:list xml:id="list40458778" text:continue-list="list40447844" text:style-name="L1">
        <text:list-item>
          <text:list>
            <text:list-header>
              <text:p text:style-name="P1">REACTIONS:</text:p>
            </text:list-header>
          </text:list>
        </text:list-item>
      </text:list>
      <text:list xml:id="list4021646091149991479" text:style-name="L12">
        <text:list-item>
          <text:list>
            <text:list-item>
              <text:p text:style-name="P10">post_id</text:p>
            </text:list-item>
            <text:list-item>
              <text:p text:style-name="P10">user_id</text:p>
            </text:list-item>
            <text:list-item>
              <text:p text:style-name="P10">type</text:p>
            </text:list-item>
          </text:list>
        </text:list-item>
      </text:list>
      <text:list xml:id="list40437046" text:continue-list="list40458778" text:style-name="L1">
        <text:list-item>
          <text:list>
            <text:list-item>
              <text:p text:style-name="P1">Is there any sensitive information you need to secure?</text:p>
              <text:p text:style-name="P1">Passwords, maybe posts</text:p>
            </text:list-item>
            <text:list-item>
              <text:p text:style-name="P1">What functionality will your app include?</text:p>
              <text:p text:style-name="P1">Allow users to make servers and join servers through invite links</text:p>
            </text:list-item>
            <text:list-item>
              <text:p text:style-name="P1">What will the user flow look like?</text:p>
              <text:list>
                <text:list-item>
                  <text:p text:style-name="P1">Follow invite link</text:p>
                </text:list-item>
                <text:list-item>
                  <text:p text:style-name="P1">if not signed in prompt to sign-in</text:p>
                </text:list-item>
                <text:list-item>
                  <text:p text:style-name="P1">add user to server</text:p>
                </text:list-item>
                <text:list-item>
                  <text:p text:style-name="P1">user opens rooms and interact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Cox</meta:initial-creator>
    <meta:creation-date>2021-09-17T15:15:32.28</meta:creation-date>
    <meta:document-statistic meta:table-count="0" meta:image-count="0" meta:object-count="0" meta:page-count="2" meta:paragraph-count="68" meta:word-count="314" meta:character-count="1671"/>
    <dc:date>2021-09-17T20:22:30.48</dc:date>
    <dc:creator>Jason Cox</dc:creator>
    <meta:editing-duration>PT4H50M17S</meta:editing-duration>
    <meta:editing-cycles>1</meta:editing-cycles>
    <meta:generator>OpenOffice/4.1.10$Win32 OpenOffice.org_project/4110m2$Build-9807</meta:generator>
  </office:meta>
</office:document-meta>
</file>